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0f128b"/>
    </style:style>
    <style:style style:name="P4" style:family="paragraph" style:parent-style-name="Heading_20_2">
      <style:text-properties officeooo:rsid="05735d0c" officeooo:paragraph-rsid="0611b8eb"/>
    </style:style>
    <style:style style:name="P5" style:family="paragraph" style:parent-style-name="Heading_20_2">
      <style:text-properties officeooo:rsid="05735d0c" officeooo:paragraph-rsid="061e92a7"/>
    </style:style>
    <style:style style:name="P6" style:family="paragraph" style:parent-style-name="Text_20_body">
      <style:text-properties officeooo:rsid="0607daed" officeooo:paragraph-rsid="060f128b"/>
    </style:style>
    <style:style style:name="P7" style:family="paragraph" style:parent-style-name="Text_20_body">
      <style:text-properties officeooo:rsid="05f8bd4a" officeooo:paragraph-rsid="060f128b"/>
    </style:style>
    <style:style style:name="P8" style:family="paragraph" style:parent-style-name="Text_20_body">
      <style:text-properties officeooo:rsid="0609cebf" officeooo:paragraph-rsid="0611b8eb"/>
    </style:style>
    <style:style style:name="P9" style:family="paragraph" style:parent-style-name="Text_20_body">
      <style:text-properties officeooo:rsid="061e92a7" officeooo:paragraph-rsid="061e92a7"/>
    </style:style>
    <style:style style:name="P10" style:family="paragraph" style:parent-style-name="Text_20_body" style:list-style-name="L1">
      <style:text-properties officeooo:rsid="060f128b" officeooo:paragraph-rsid="0620aaf8"/>
    </style:style>
    <style:style style:name="P11" style:family="paragraph" style:parent-style-name="Text_20_body">
      <style:text-properties officeooo:rsid="060f128b" officeooo:paragraph-rsid="0620aaf8"/>
    </style:style>
    <style:style style:name="P12" style:family="paragraph" style:parent-style-name="Text_20_body">
      <style:text-properties officeooo:rsid="05d80ef2" officeooo:paragraph-rsid="0621f346"/>
    </style:style>
    <style:style style:name="P13" style:family="paragraph" style:parent-style-name="Text_20_body">
      <style:text-properties officeooo:rsid="0606e134" officeooo:paragraph-rsid="0621f346"/>
    </style:style>
    <style:style style:name="P14" style:family="paragraph" style:parent-style-name="Text_20_body">
      <style:text-properties officeooo:rsid="0625c719" officeooo:paragraph-rsid="0621f346"/>
    </style:style>
    <style:style style:name="P15" style:family="paragraph" style:parent-style-name="Text_20_body">
      <style:text-properties officeooo:paragraph-rsid="0621f346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paragraph-rsid="0621f346"/>
    </style:style>
    <style:style style:name="P17" style:family="paragraph" style:parent-style-name="Heading_20_1">
      <style:paragraph-properties fo:line-height="100%"/>
      <style:text-properties officeooo:rsid="05226f8d" officeooo:paragraph-rsid="04af6545"/>
    </style:style>
    <style:style style:name="P18" style:family="paragraph" style:parent-style-name="Heading_20_2">
      <style:text-properties officeooo:rsid="05735d0c" officeooo:paragraph-rsid="0620aaf8"/>
    </style:style>
    <style:style style:name="P19" style:family="paragraph" style:parent-style-name="Heading_20_2">
      <style:text-properties officeooo:rsid="05735d0c" officeooo:paragraph-rsid="0621f346"/>
    </style:style>
    <style:style style:name="P20" style:family="paragraph" style:parent-style-name="Heading_20_2">
      <style:text-properties officeooo:paragraph-rsid="0621f346"/>
    </style:style>
    <style:style style:name="P21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606e134" officeooo:paragraph-rsid="0621f346" style:font-size-asian="12pt" style:font-name-complex="David CLM" style:font-size-complex="12pt"/>
    </style:style>
    <style:style style:name="P22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606e134" officeooo:paragraph-rsid="0621f346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60b1cd7" style:font-weight-asian="normal" style:font-weight-complex="normal"/>
    </style:style>
    <style:style style:name="T3" style:family="text">
      <style:text-properties officeooo:rsid="05ff79ad"/>
    </style:style>
    <style:style style:name="T4" style:family="text">
      <style:text-properties officeooo:rsid="0607dae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604f03b" style:font-style-asian="italic" style:font-weight-asian="normal" style:font-style-complex="italic" style:font-weight-complex="normal"/>
    </style:style>
    <style:style style:name="T7" style:family="text">
      <style:text-properties officeooo:rsid="061d27f9"/>
    </style:style>
    <style:style style:name="T8" style:family="text">
      <style:text-properties officeooo:rsid="061e92a7"/>
    </style:style>
    <style:style style:name="T9" style:family="text">
      <style:text-properties officeooo:rsid="061f449d"/>
    </style:style>
    <style:style style:name="T10" style:family="text">
      <style:text-properties officeooo:rsid="062b1aa3"/>
    </style:style>
    <style:style style:name="T11" style:family="text">
      <style:text-properties officeooo:rsid="060f128b"/>
    </style:style>
    <style:style style:name="T12" style:family="text">
      <style:text-properties officeooo:rsid="061b6495"/>
    </style:style>
    <style:style style:name="T13" style:family="text">
      <style:text-properties officeooo:rsid="061fe8c2"/>
    </style:style>
    <style:style style:name="T14" style:family="text">
      <style:text-properties officeooo:rsid="0621c7ae"/>
    </style:style>
    <style:style style:name="T15" style:family="text">
      <style:text-properties style:text-position="sub 58%"/>
    </style:style>
    <style:style style:name="T16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17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fe6e7" style:letter-kerning="true" style:font-style-asian="normal" style:font-weight-asian="normal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60b1cd7" style:letter-kerning="true" style:font-style-asian="normal" style:font-weight-asian="normal" style:font-style-complex="normal" style:text-emphasize="none"/>
    </style:style>
    <style:style style:name="T19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62dafc1" style:letter-kerning="true" style:font-style-asian="normal" style:font-weight-asian="normal" style:font-style-complex="normal" style:text-emphasize="none"/>
    </style:style>
    <style:style style:name="T20" style:family="text">
      <style:text-properties officeooo:rsid="062227d4"/>
    </style:style>
    <style:style style:name="T21" style:family="text">
      <style:text-properties officeooo:rsid="0623ce0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מטלה - חלוקת שכר-<text:span text:style-name="T3">דירה – שאלות נוספות</text:span></text:h>
      <text:p text:style-name="P3">שאלה <text:span text:style-name="T7">1: בעיית מכפלת הצריחים</text:span></text:p>
      <text:p text:style-name="P7">נתון לוח שחמט (8 על 8) שבו בכל משבצת כתוב מספר חיובי כלשהו.</text:p>
      <text:p text:style-name="P7"><text:span text:style-name="T4">עליכם להציב </text:span>שמונה צריחים על הלוח, כך שאף צריח לא מאיים על אף צריח אחר, ומכפלת המספרים הרשומים תחת הצריחים היא הגדולה ביותר.</text:p>
      <text:p text:style-name="P6">א. כיתבו את בעיית האופטימיזציה.</text:p>
      <text:p text:style-name="P6">ב. הדגימו את פתרון הבעיה על לוח קטן (3 על 3).</text:p>
      <text:p text:style-name="P4"><text:span text:style-name="T7">כיסוי מינימלי</text:span></text:p>
      <text:p text:style-name="P8"><text:span text:style-name="T6">כ</text:span><text:span text:style-name="T5">יסוי (covering) </text:span><text:span text:style-name="T1">של גרף הוא תת-קבוצה של הצמתים בגרף, כך שכל קשת בגרף סמוכה לפחות לצומת אחד מתוך הקבוצה.</text:span></text:p>
      <text:p text:style-name="P8"><text:span text:style-name="T1">כיתבו בעיית אופטימיזציה למציאת כיסוי </text:span><text:span text:style-name="T2">מינימלי - כיסוי </text:span><text:span text:style-name="T1">עם מספר קטן ביותר של צמתים. הגדירו במדוייק מה הם המשתנים, מה הם האילוצים, ומה פונקציית המטרה.</text:span></text:p>
      <text:p text:style-name="P5"><text:span text:style-name="T8">וקטור אגליטרי</text:span></text:p>
      <text:p text:style-name="P9">האם בחלוקה עם וקטור-מחירים אגליטרי יכולה להיות קנאה, כשיש שני שותפים ושני חדרים?</text:p>
      <text:p text:style-name="P18"><text:span text:style-name="T11">בעיית תחנת המוניות</text:span></text:p>
      <text:p text:style-name="P11">בתחנת מוניות עובדים שלושה נהגים. כל נהג נמצא עכשיו במקום אחר. <text:s text:c="2"/>התחנה מקבלת בו-זמנית שלוש פניות מנוסעים הנמצאים במקומות שונים. התחנה צריכה להחליט איזה נהג לשלוח לאיזה נוסע. הנתונים:</text:p>
      <text:list xml:id="list221982189" text:style-name="L1">
        <text:list-item>
          <text:p text:style-name="P10">המרחק בין נהג i לבין נוסע j הוא: d[i,j] (ק"מ).</text:p>
        </text:list-item>
        <text:list-item>
          <text:p text:style-name="P10">המרחק בין נוסע j לבין היעד שלו הוא x[j] (ק"מ).</text:p>
        </text:list-item>
        <text:list-item>
          <text:p text:style-name="P10">מחיר של דלק לקילומטר הוא p (ש"ח).</text:p>
        </text:list-item>
      </text:list>
      <text:p text:style-name="P11">כיתבו פקודה בשפת <text:span text:style-name="T10">פייתון</text:span> שתעזור לתחנה למצוא את ההשמה הזולה ביותר של נהגים לנוסעים.</text:p>
      <text:p text:style-name="P12"/>
      <text:p text:style-name="P12"/>
      <text:p text:style-name="P20">סכום מחירים מקסימלי</text:p>
      <text:p text:style-name="P13">נניח שמצאנו השמה <text:span text:style-name="T13">ה</text:span>ממקסמת את סכום הערכים, ואנחנו רוצים למצוא מחיר לכל חדר. במקום למצוא וקטור-מחירים עם סכום מינימלי, אפשר לנסות למצוא וקטור-מחירים עם סכום מקסימלי:</text:p>
      <text:p text:style-name="P16">Maximize <text:s text:c="3"/><text:span text:style-name="T14">Su</text:span>m<text:span text:style-name="T15">i</text:span> p[i]</text:p>
      <text:p text:style-name="P16">Such that <text:s text:c="2"/>For all i, j: w[d[i], i] - p[i] ≥ w[d[i], j] - p[j]</text:p>
      <text:p text:style-name="P21"><text:soft-page-break/><text:span text:style-name="T17">א</text:span><text:span text:style-name="T16">. מה הבעיה בתוכנית זו? (</text:span><text:span text:style-name="T18">אפשר לפתור סעיף זה בשתי דרכים: </text:span><text:span text:style-name="T16">להריץ ב</text:span><text:span text:style-name="T19">פייתון </text:span><text:span text:style-name="T18">ולראות </text:span><text:span text:style-name="T16">איזו הודעת שגיאה-מתקבלת</text:span><text:span text:style-name="T18">, או לנסות לפתור את הבעיה ידנית במקרים פרטיים ולזהות את הבעיה</text:span><text:span text:style-name="T16">).</text:span></text:p>
      <text:p text:style-name="P22">ב. איזה אילוץ אפשר להוסיף לתוכנית, כך שיתקבל פתרון הגיוני?</text:p>
      <text:p text:style-name="P19"><text:span text:style-name="T20">חלוקת שכר-דירה – אלגוריתם spliddit<text:tab/></text:span></text:p>
      <text:p text:style-name="P15">בעזרת אתר spliddit, <text:span text:style-name="T21">חפשו בעיות חלוקת שכר-דירה עם שלושה שותפים ושכר-דירה חיובי, עם התכונות הבאות:</text:span></text:p>
      <text:p text:style-name="P14">א. כל השותפים משלמים בדיוק שליש משכר-הדירה;</text:p>
      <text:p text:style-name="P14">ב. שותף אחד משלם אפס, ושני השותפים האחרים משלמים בדיוק חצי משכר-הדירה;</text:p>
      <text:p text:style-name="P14">ג. שני שותפים משלמים אפס, והשותף השלישי משלם את כל שכר-הדירה;</text:p>
      <text:p text:style-name="P14">ד. אחד השותפים משלם מחיר שלילי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1-11T18:50:28.614183197</dc:date>
    <meta:editing-duration>P11DT5H37M17S</meta:editing-duration>
    <meta:editing-cycles>1392</meta:editing-cycles>
    <dc:creator>Erel Segal-Halevi</dc:creator>
    <meta:document-statistic meta:table-count="0" meta:image-count="0" meta:object-count="0" meta:page-count="2" meta:paragraph-count="31" meta:word-count="347" meta:character-count="1928" meta:non-whitespace-character-count="1605"/>
  </office:meta>
</office:document-meta>
</file>